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5A000002BAA0A04D0F.png"/>
  <manifest:file-entry manifest:media-type="image/png" manifest:full-path="Pictures/10000201000002E4000001284AB7FE8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6.999cm" svg:height="13.827cm" draw:z-index="0"><draw:image xlink:href="Pictures/100002010000035A000002BAA0A04D0F.png" xlink:type="simple" xlink:show="embed" xlink:actuate="onLoad"/></draw:frame><draw:frame draw:style-name="fr2" draw:name="gráficos2" text:anchor-type="paragraph" svg:x="0.25cm" svg:y="17.701cm" svg:width="15.663cm" svg:height="6.265cm" draw:z-index="1"><draw:image xlink:href="Pictures/10000201000002E4000001284AB7FE8A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M11S</meta:editing-duration>
    <meta:editing-cycles>3</meta:editing-cycles>
    <meta:generator>OpenOffice/4.1.6$Win32 OpenOffice.org_project/416m1$Build-9790</meta:generator>
    <dc:date>2020-05-09T17:43:12.36</dc:date>
    <meta:document-statistic meta:table-count="0" meta:image-count="2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